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8.15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</text:p>
          </table:table-cell>
          <table:table-cell office:value-type="string" calcext:value-type="string">
            <text:p>11.42.</text:p>
          </table:table-cell>
          <table:table-cell table:number-columns-repeated="2"/>
          <table:table-cell office:value-type="string" calcext:value-type="string">
            <text:p>9142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+19.57=820.0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6:30:12.7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6T16:37:47.111000000</dc:date>
    <meta:editing-duration>P2DT19H27M21S</meta:editing-duration>
    <meta:editing-cycles>1051</meta:editing-cycles>
    <meta:document-statistic meta:table-count="2" meta:cell-count="4798" meta:object-count="0"/>
  </office:meta>
</office:document-meta>
</file>